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Verdana" svg:font-family="Verdana"/>
  </office:font-face-decls>
  <office:automatic-styles>
    <style:style style:name="P1" style:family="paragraph" style:parent-style-name="Standard" style:master-page-name="Standard">
      <style:paragraph-properties fo:text-align="center" fo:break-before="auto" fo:line-height="100%" style:writing-mode="lr-tb"/>
    </style:style>
    <style:style style:name="T1_1" style:family="text">
      <style:text-properties fo:background-color="#4a86e8" fo:color="#ffffff" style:font-name="Arial" fo:font-size="36pt" style:font-name-asian="Arial" style:font-size-asian="36pt" style:font-name-complex="Arial" style:font-size-complex="36pt"/>
    </style:style>
    <style:style style:name="T1_2" style:family="text">
      <style:text-properties fo:background-color="#4a86e8" fo:color="#ffffff" style:font-name="Arial" fo:font-size="36pt" style:font-name-asian="Arial" style:font-size-asian="36pt" style:font-name-complex="Arial" style:font-size-complex="36pt"/>
    </style:style>
    <style:style style:name="T1_3" style:family="text">
      <style:text-properties fo:background-color="#4a86e8" fo:color="#ffffff" style:font-name="Arial" fo:font-size="36pt" style:font-name-asian="Arial" style:font-size-asian="36pt" style:font-name-complex="Arial" style:font-size-complex="36pt"/>
    </style:style>
    <style:style style:name="P2" style:family="paragraph" style:parent-style-name="Standard">
      <style:paragraph-properties fo:break-before="auto" fo:line-height="100%" style:writing-mode="lr-tb"/>
      <style:text-properties fo:color="#ffffff" style:font-name="Arial" fo:font-size="31pt" style:font-name-asian="Arial" style:font-size-asian="31pt" style:font-name-complex="Arial" style:font-size-complex="31pt"/>
    </style:style>
    <style:style style:name="P3" style:family="paragraph" style:parent-style-name="Standard">
      <style:paragraph-properties fo:text-align="center" fo:break-before="auto" fo:line-height="100%" style:writing-mode="lr-tb"/>
    </style:style>
    <style:style style:name="T3_1" style:family="text">
      <style:text-properties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T3_2" style:family="text">
      <style:text-properties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T3_3" style:family="text">
      <style:text-properties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T3_4" style:family="text">
      <style:text-properties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T3_5" style:family="text">
      <style:text-properties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P4" style:family="paragraph" style:parent-style-name="Standard">
      <style:paragraph-properties fo:text-align="left" fo:break-before="auto" fo:line-height="100%" style:writing-mode="lr-tb"/>
      <style:text-properties style:font-name="Arial" fo:font-size="16pt" style:font-name-asian="Arial" style:font-size-asian="16pt" style:font-name-complex="Arial" style:font-size-complex="16pt"/>
    </style:style>
    <style:style style:name="P5" style:family="paragraph" style:parent-style-name="Standard">
      <style:paragraph-properties fo:text-align="left" fo:break-before="auto" fo:line-height="100%" style:writing-mode="lr-tb"/>
    </style:style>
    <style:style style:name="T5_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5_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5_3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5_4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5_5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5_6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5_7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5_8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5_9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6" style:family="paragraph" style:parent-style-name="Standard">
      <style:paragraph-properties fo:text-align="center" fo:break-before="auto" fo:line-height="100%" style:writing-mode="lr-tb"/>
      <style:text-properties style:font-name="Arial" fo:font-size="16pt" style:font-name-asian="Arial" style:font-size-asian="16pt" style:font-name-complex="Arial" style:font-size-complex="16pt"/>
    </style:style>
    <style:style style:name="Table1" style:family="table">
      <style:table-properties table:align="left" style:width="17.59cm" fo:margin-left="0cm"/>
    </style:style>
    <style:style style:name="Column1" style:family="table-column">
      <style:table-column-properties style:column-width="17.59cm"/>
    </style:style>
    <style:style style:name="Row1" style:family="table-row"/>
    <style:style style:name="Cell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7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" style:family="paragraph" style:parent-style-name="Standard">
      <style:paragraph-properties fo:break-before="auto" fo:line-height="100%" style:writing-mode="lr-tb"/>
    </style:style>
    <style:style style:name="P13" style:family="paragraph" style:parent-style-name="Standard">
      <style:paragraph-properties fo:break-before="auto" fo:line-height="100%" style:writing-mode="lr-tb"/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able2" style:family="table">
      <style:table-properties table:align="left" style:width="17.59cm" fo:margin-left="0cm"/>
    </style:style>
    <style:style style:name="Column2" style:family="table-column">
      <style:table-column-properties style:column-width="17.59cm"/>
    </style:style>
    <style:style style:name="Row2" style:family="table-row"/>
    <style:style style:name="Cell2" style:family="table-cell">
      <style:table-cell-properties fo:background-color="#ff9900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" style:family="table-row"/>
    <style:style style:name="Cell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1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6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7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1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8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1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9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1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0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1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4" style:family="table-row"/>
    <style:style style:name="Cell4" style:family="table-cell">
      <style:table-cell-properties fo:background-color="#ff9900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5" style:family="table-row"/>
    <style:style style:name="Cell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4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P2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6" style:family="paragraph" style:parent-style-name="Standard">
      <style:paragraph-properties fo:break-before="auto" fo:line-height="100%" style:writing-mode="lr-tb"/>
    </style:style>
    <style:style style:name="P27" style:family="paragraph" style:parent-style-name="Standard">
      <style:paragraph-properties fo:break-before="auto" fo:line-height="100%" style:writing-mode="lr-tb"/>
      <style:text-properties style:font-name="Arial" fo:font-size="11pt" style:font-name-asian="Arial" style:font-size-asian="11pt" style:font-name-complex="Arial" style:font-size-complex="11pt"/>
    </style:style>
    <style:style style:name="P28" style:family="paragraph" style:parent-style-name="Standard">
      <style:paragraph-properties fo:break-before="auto" fo:line-height="100%" style:writing-mode="lr-tb"/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able3" style:family="table">
      <style:table-properties table:align="left" style:width="17.59cm" fo:margin-left="0cm"/>
    </style:style>
    <style:style style:name="Column3" style:family="table-column">
      <style:table-column-properties style:column-width="17.59cm"/>
    </style:style>
    <style:style style:name="Row6" style:family="table-row"/>
    <style:style style:name="Cell6" style:family="table-cell">
      <style:table-cell-properties fo:background-color="#ff9900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7" style:family="table-row"/>
    <style:style style:name="Cell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0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3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1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2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3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3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3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4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3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5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6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8" style:family="table-row"/>
    <style:style style:name="Cell8" style:family="table-cell">
      <style:table-cell-properties fo:background-color="#ff9900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9" style:family="table-row"/>
    <style:style style:name="Cell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9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P4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able4" style:family="table">
      <style:table-properties table:align="left" style:width="17.235cm" fo:margin-left="0cm"/>
    </style:style>
    <style:style style:name="Column4" style:family="table-column">
      <style:table-column-properties style:column-width="5.745cm"/>
    </style:style>
    <style:style style:name="Column5" style:family="table-column">
      <style:table-column-properties style:column-width="5.745cm"/>
    </style:style>
    <style:style style:name="Column6" style:family="table-column">
      <style:table-column-properties style:column-width="5.745cm"/>
    </style:style>
    <style:style style:name="Row10" style:family="table-row"/>
    <style:style style:name="Cell1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1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1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Row11" style:family="table-row"/>
    <style:style style:name="Cell1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1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1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Row12" style:family="table-row"/>
    <style:style style:name="Cell1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1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1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P50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P51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2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4" style:family="paragraph" style:parent-style-name="Standard">
      <style:paragraph-properties fo:break-before="auto" fo:line-height="100%" style:writing-mode="lr-tb"/>
    </style:style>
    <style:style style:name="P55" style:family="paragraph" style:parent-style-name="Standard">
      <style:paragraph-properties fo:break-before="auto" fo:line-height="100%" style:writing-mode="lr-tb"/>
    </style:style>
    <style:style style:name="P56" style:family="paragraph" style:parent-style-name="Standard">
      <style:paragraph-properties fo:break-before="auto" fo:line-height="100%" style:writing-mode="lr-tb"/>
      <style:text-properties style:font-name="Arial" fo:font-size="11pt" style:font-name-asian="Arial" style:font-size-asian="11pt" style:font-name-complex="Arial" style:font-size-complex="11pt"/>
    </style:style>
    <style:style style:name="P57" style:family="paragraph" style:parent-style-name="Standard">
      <style:paragraph-properties fo:break-before="auto" fo:line-height="100%" style:writing-mode="lr-tb"/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able5" style:family="table">
      <style:table-properties table:align="left" style:width="17.59cm" fo:margin-left="0cm"/>
    </style:style>
    <style:style style:name="Column7" style:family="table-column">
      <style:table-column-properties style:column-width="17.59cm"/>
    </style:style>
    <style:style style:name="Row13" style:family="table-row"/>
    <style:style style:name="Cell19" style:family="table-cell">
      <style:table-cell-properties fo:background-color="#ff9900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5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4" style:family="table-row"/>
    <style:style style:name="Cell2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9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5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0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1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6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2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3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6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4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6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5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6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6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able6" style:family="table">
      <style:table-properties table:align="left" style:width="17.235cm" fo:margin-left="0cm"/>
    </style:style>
    <style:style style:name="Column8" style:family="table-column">
      <style:table-column-properties style:column-width="5.745cm"/>
    </style:style>
    <style:style style:name="Column9" style:family="table-column">
      <style:table-column-properties style:column-width="5.745cm"/>
    </style:style>
    <style:style style:name="Column10" style:family="table-column">
      <style:table-column-properties style:column-width="5.745cm"/>
    </style:style>
    <style:style style:name="Row15" style:family="table-row"/>
    <style:style style:name="Cell2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7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6" style:family="table-row"/>
    <style:style style:name="Cell2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7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7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7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7" style:family="table-row"/>
    <style:style style:name="Cell2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7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7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7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7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P78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7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9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0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8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8" style:family="table-row"/>
    <style:style style:name="Cell30" style:family="table-cell">
      <style:table-cell-properties fo:background-color="#ff9900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8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9" style:family="table-row"/>
    <style:style style:name="Cell3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P83" style:family="paragraph" style:parent-style-name="Standard">
      <style:paragraph-properties fo:break-before="auto" fo:line-height="100%" style:writing-mode="lr-tb"/>
    </style:style>
    <style:style style:name="P84" style:family="paragraph" style:parent-style-name="Standard">
      <style:paragraph-properties fo:break-before="auto" fo:line-height="100%" style:writing-mode="lr-tb"/>
      <style:text-properties style:font-name="Arial" fo:font-size="16pt" style:font-name-asian="Arial" style:font-size-asian="16pt" style:font-name-complex="Arial" style:font-size-complex="16pt"/>
    </style:style>
    <style:style style:name="P85" style:family="paragraph" style:parent-style-name="Standard">
      <style:paragraph-properties fo:break-before="auto" fo:line-height="100%" style:writing-mode="lr-tb"/>
      <style:text-properties style:font-name="Arial" fo:font-size="11pt" style:font-name-asian="Arial" style:font-size-asian="11pt" style:font-name-complex="Arial" style:font-size-complex="11pt"/>
    </style:style>
    <style:style style:name="P86" style:family="paragraph" style:parent-style-name="Standard">
      <style:paragraph-properties fo:break-before="auto" fo:line-height="100%" style:writing-mode="lr-tb"/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able7" style:family="table">
      <style:table-properties table:align="left" style:width="17.59cm" fo:margin-left="0cm"/>
    </style:style>
    <style:style style:name="Column11" style:family="table-column">
      <style:table-column-properties style:column-width="17.59cm"/>
    </style:style>
    <style:style style:name="Row20" style:family="table-row"/>
    <style:style style:name="Cell32" style:family="table-cell">
      <style:table-cell-properties fo:background-color="#ff9900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8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1" style:family="table-row"/>
    <style:style style:name="Cell3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8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8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9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0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9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1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2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9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3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4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9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5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9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6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9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7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8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able8" style:family="table">
      <style:table-properties table:align="left" style:width="17.24cm" fo:margin-left="0cm"/>
    </style:style>
    <style:style style:name="Column12" style:family="table-column">
      <style:table-column-properties style:column-width="1.916cm"/>
    </style:style>
    <style:style style:name="Column13" style:family="table-column">
      <style:table-column-properties style:column-width="1.916cm"/>
    </style:style>
    <style:style style:name="Column14" style:family="table-column">
      <style:table-column-properties style:column-width="1.916cm"/>
    </style:style>
    <style:style style:name="Column15" style:family="table-column">
      <style:table-column-properties style:column-width="1.916cm"/>
    </style:style>
    <style:style style:name="Column16" style:family="table-column">
      <style:table-column-properties style:column-width="1.916cm"/>
    </style:style>
    <style:style style:name="Column17" style:family="table-column">
      <style:table-column-properties style:column-width="1.916cm"/>
    </style:style>
    <style:style style:name="Column18" style:family="table-column">
      <style:table-column-properties style:column-width="1.916cm"/>
    </style:style>
    <style:style style:name="Column19" style:family="table-column">
      <style:table-column-properties style:column-width="1.916cm"/>
    </style:style>
    <style:style style:name="Column20" style:family="table-column">
      <style:table-column-properties style:column-width="1.916cm"/>
    </style:style>
    <style:style style:name="Row22" style:family="table-row"/>
    <style:style style:name="Cell3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0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0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0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0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0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0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0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0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0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9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P110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11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3" style:family="table-row"/>
    <style:style style:name="Cell43" style:family="table-cell">
      <style:table-cell-properties fo:background-color="#ff9900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1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4" style:family="table-row"/>
    <style:style style:name="Cell4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P113" style:family="paragraph" style:parent-style-name="Standard">
      <style:paragraph-properties fo:break-before="auto" fo:line-height="100%" style:writing-mode="lr-tb"/>
    </style:style>
    <style:style style:name="P114" style:family="paragraph" style:parent-style-name="Standard">
      <style:paragraph-properties fo:break-before="auto" fo:line-height="100%" style:writing-mode="lr-tb"/>
      <style:text-properties style:font-name="Arial" fo:font-size="16pt" style:font-name-asian="Arial" style:font-size-asian="16pt" style:font-name-complex="Arial" style:font-size-complex="16pt"/>
    </style:style>
    <style:style style:name="P115" style:family="paragraph" style:parent-style-name="Standard">
      <style:paragraph-properties fo:break-before="auto" fo:line-height="100%" style:writing-mode="lr-tb"/>
      <style:text-properties style:font-name="Arial" fo:font-size="16pt" style:font-name-asian="Arial" style:font-size-asian="16pt" style:font-name-complex="Arial" style:font-size-complex="16pt"/>
    </style:style>
    <style:style style:name="P116" style:family="paragraph" style:parent-style-name="Standard">
      <style:paragraph-properties fo:break-before="auto" fo:line-height="100%" style:writing-mode="lr-tb"/>
      <style:text-properties style:font-name="Arial" fo:font-size="16pt" style:font-name-asian="Arial" style:font-size-asian="16pt" style:font-name-complex="Arial" style:font-size-complex="16pt"/>
    </style:style>
    <style:style style:name="P117" style:family="paragraph" style:parent-style-name="Standard">
      <style:paragraph-properties fo:break-before="auto" fo:line-height="100%" style:writing-mode="lr-tb"/>
      <style:text-properties style:font-name="Arial" fo:font-size="16pt" style:font-name-asian="Arial" style:font-size-asian="16pt" style:font-name-complex="Arial" style:font-size-complex="16pt"/>
    </style:style>
  </office:automatic-styles>
  <office:body>
    <office:text>
      <text:p text:style-name="P1"><text:span text:style-name="T1_1">TINKER</text:span><text:span text:style-name="T1_2"><text:s/></text:span><text:span text:style-name="T1_3">ACADEMY</text:span></text:p>
      <text:p text:style-name="P2"/>
      <text:p text:style-name="P3"><text:span text:style-name="T3_1">SCRATCH</text:span><text:span text:style-name="T3_2"><text:s/></text:span><text:span text:style-name="T3_3">Programming</text:span><text:span text:style-name="T3_4"><text:s/></text:span><text:span text:style-name="T3_5">Advanced</text:span></text:p>
      <text:p text:style-name="P4"/>
      <text:p text:style-name="P5"><text:span text:style-name="T5_1">Quiz</text:span><text:span text:style-name="T5_2"><text:s/>5:<text:s/></text:span><text:span text:style-name="T5_3">Application</text:span><text:span text:style-name="T5_4"><text:s/></text:span><text:span text:style-name="T5_5">Of</text:span><text:span text:style-name="T5_6"><text:s/></text:span><text:span text:style-name="T5_7">Data</text:span><text:span text:style-name="T5_8"><text:s/></text:span><text:span text:style-name="T5_9">Structures</text:span></text:p>
      <text:p text:style-name="P6"/>
      <table:table table:style-name="Table1">
        <table:table-column table:style-name="Column1"/>
        <table:table-row table:style-name="Row1">
          <table:table-cell table:style-name="Cell1">
            <text:p text:style-name="P7"><text:span text:style-name="T7_1">Welcome</text:span><text:span text:style-name="T7_2"><text:s/></text:span><text:span text:style-name="T7_3">to</text:span><text:span text:style-name="T7_4"><text:s/></text:span><text:span text:style-name="T7_5">the</text:span><text:span text:style-name="T7_6"><text:s/></text:span><text:span text:style-name="T7_7">Class</text:span><text:span text:style-name="T7_8">!</text:span></text:p>
            <text:p text:style-name="P8"/>
            <text:p text:style-name="P9"><text:span text:style-name="T9_1">This</text:span><text:span text:style-name="T9_2"><text:s/></text:span><text:span text:style-name="T9_3">quiz</text:span><text:span text:style-name="T9_4"><text:s/></text:span><text:span text:style-name="T9_5">will</text:span><text:span text:style-name="T9_6"><text:s/></text:span><text:span text:style-name="T9_7">cover</text:span><text:span text:style-name="T9_8"><text:s/></text:span><text:span text:style-name="T9_9">the</text:span><text:span text:style-name="T9_10"><text:s/></text:span><text:span text:style-name="T9_11">fifth</text:span><text:span text:style-name="T9_12"><text:s/></text:span><text:span text:style-name="T9_13">SCRATCH</text:span><text:span text:style-name="T9_14"><text:s/></text:span><text:span text:style-name="T9_15">Programming</text:span><text:span text:style-name="T9_16"><text:s/></text:span><text:span text:style-name="T9_17">Advanced</text:span><text:span text:style-name="T9_18"><text:s/></text:span><text:span text:style-name="T9_19">class</text:span><text:span text:style-name="T9_20">.</text:span></text:p>
            <text:p text:style-name="P10"/>
            <text:p text:style-name="P11"><text:span text:style-name="T11_1">This</text:span><text:span text:style-name="T11_2"><text:s/></text:span><text:span text:style-name="T11_3">quiz</text:span><text:span text:style-name="T11_4"><text:s/></text:span><text:span text:style-name="T11_5">is</text:span><text:span text:style-name="T11_6"><text:s/></text:span><text:span text:style-name="T11_7">graded</text:span><text:span text:style-name="T11_8">!</text:span></text:p>
          </table:table-cell>
        </table:table-row>
      </table:table>
      <text:p text:style-name="P12"/>
      <text:p text:style-name="P13"/>
      <table:table table:style-name="Table2">
        <table:table-column table:style-name="Column2"/>
        <table:table-row table:style-name="Row2">
          <table:table-cell table:style-name="Cell2">
            <text:p text:style-name="P14"><text:span text:style-name="T14_1">Question</text:span><text:span text:style-name="T14_2"><text:s/>1</text:span></text:p>
          </table:table-cell>
        </table:table-row>
        <table:table-row table:style-name="Row3">
          <table:table-cell table:style-name="Cell3">
            <text:p text:style-name="P15"><text:span text:style-name="T15_1">Write</text:span><text:span text:style-name="T15_2"><text:s/></text:span><text:span text:style-name="T15_3">the</text:span><text:span text:style-name="T15_4"><text:s/></text:span><text:span text:style-name="T15_5">formula</text:span><text:span text:style-name="T15_6"><text:s/></text:span><text:span text:style-name="T15_7">to</text:span><text:span text:style-name="T15_8"><text:s/></text:span><text:span text:style-name="T15_9">map</text:span><text:span text:style-name="T15_10"><text:s/></text:span><text:span text:style-name="T15_11">a</text:span><text:span text:style-name="T15_12"><text:s/>4<text:s/></text:span><text:span text:style-name="T15_13">x</text:span><text:span text:style-name="T15_14"><text:s/>4<text:s/></text:span><text:span text:style-name="T15_15">Matrix</text:span><text:span text:style-name="T15_16"><text:s/></text:span><text:span text:style-name="T15_17">to</text:span><text:span text:style-name="T15_18"><text:s/></text:span><text:span text:style-name="T15_19">a</text:span><text:span text:style-name="T15_20"><text:s/></text:span><text:span text:style-name="T15_21">List</text:span><text:span text:style-name="T15_22"><text:s/></text:span><text:span text:style-name="T15_23">Index</text:span></text:p>
            <text:p text:style-name="P16"/>
            <text:p text:style-name="P17"><text:span text:style-name="T17_1">Use</text:span><text:span text:style-name="T17_2"><text:s/></text:span><text:span text:style-name="T17_3">R</text:span><text:span text:style-name="T17_4"><text:s/></text:span><text:span text:style-name="T17_5">to</text:span><text:span text:style-name="T17_6"><text:s/></text:span><text:span text:style-name="T17_7">indicate</text:span><text:span text:style-name="T17_8"><text:s/></text:span><text:span text:style-name="T17_9">the</text:span><text:span text:style-name="T17_10"><text:s/></text:span><text:span text:style-name="T17_11">Row</text:span><text:span text:style-name="T17_12"><text:s/></text:span><text:span text:style-name="T17_13">Number</text:span><text:span text:style-name="T17_14"><text:s/>(</text:span><text:span text:style-name="T17_15">starts</text:span><text:span text:style-name="T17_16"><text:s/></text:span><text:span text:style-name="T17_17">from</text:span><text:span text:style-name="T17_18"><text:s/>1)</text:span></text:p>
            <text:p text:style-name="P18"><text:span text:style-name="T18_1">Use</text:span><text:span text:style-name="T18_2"><text:s/></text:span><text:span text:style-name="T18_3">C</text:span><text:span text:style-name="T18_4"><text:s/></text:span><text:span text:style-name="T18_5">to</text:span><text:span text:style-name="T18_6"><text:s/></text:span><text:span text:style-name="T18_7">indicate</text:span><text:span text:style-name="T18_8"><text:s/></text:span><text:span text:style-name="T18_9">the</text:span><text:span text:style-name="T18_10"><text:s/></text:span><text:span text:style-name="T18_11">Col</text:span><text:span text:style-name="T18_12"><text:s/></text:span><text:span text:style-name="T18_13">Number</text:span><text:span text:style-name="T18_14"><text:s/>(</text:span><text:span text:style-name="T18_15">starts</text:span><text:span text:style-name="T18_16"><text:s/></text:span><text:span text:style-name="T18_17">from</text:span><text:span text:style-name="T18_18"><text:s/>1)</text:span></text:p>
            <text:p text:style-name="P19"><text:span text:style-name="T19_1">Use</text:span><text:span text:style-name="T19_2"><text:s/></text:span><text:span text:style-name="T19_3">I</text:span><text:span text:style-name="T19_4"><text:s/></text:span><text:span text:style-name="T19_5">to</text:span><text:span text:style-name="T19_6"><text:s/></text:span><text:span text:style-name="T19_7">indicate</text:span><text:span text:style-name="T19_8"><text:s/></text:span><text:span text:style-name="T19_9">the</text:span><text:span text:style-name="T19_10"><text:s/></text:span><text:span text:style-name="T19_11">List</text:span><text:span text:style-name="T19_12"><text:s/></text:span><text:span text:style-name="T19_13">Index</text:span><text:span text:style-name="T19_14"><text:s/>(</text:span><text:span text:style-name="T19_15">starts</text:span><text:span text:style-name="T19_16"><text:s/></text:span><text:span text:style-name="T19_17">from</text:span><text:span text:style-name="T19_18"><text:s/>1)</text:span></text:p>
            <text:p text:style-name="P20"/>
            <text:p text:style-name="P21"/>
            <text:p text:style-name="P22"><text:span text:style-name="T22_1">Write</text:span><text:span text:style-name="T22_2"><text:s/></text:span><text:span text:style-name="T22_3">your</text:span><text:span text:style-name="T22_4"><text:s/></text:span><text:span text:style-name="T22_5">answer</text:span><text:span text:style-name="T22_6"><text:s/></text:span><text:span text:style-name="T22_7">in</text:span><text:span text:style-name="T22_8"><text:s/></text:span><text:span text:style-name="T22_9">the</text:span><text:span text:style-name="T22_10"><text:s/></text:span><text:span text:style-name="T22_11">answer</text:span><text:span text:style-name="T22_12"><text:s/></text:span><text:span text:style-name="T22_13">box</text:span><text:span text:style-name="T22_14"><text:s/></text:span><text:span text:style-name="T22_15">below</text:span></text:p>
          </table:table-cell>
        </table:table-row>
        <table:table-row table:style-name="Row4">
          <table:table-cell table:style-name="Cell4">
            <text:p text:style-name="P23"><text:span text:style-name="T23_1">Answer</text:span></text:p>
          </table:table-cell>
        </table:table-row>
        <table:table-row table:style-name="Row5">
          <table:table-cell table:style-name="Cell5">
            <text:p text:style-name="P24"/>
            <text:p text:style-name="P25"/>
          </table:table-cell>
        </table:table-row>
      </table:table>
      <text:p text:style-name="P26"/>
      <text:p text:style-name="P27"/>
      <text:p text:style-name="P28"/>
      <table:table table:style-name="Table3">
        <table:table-column table:style-name="Column3"/>
        <table:table-row table:style-name="Row6">
          <table:table-cell table:style-name="Cell6">
            <text:p text:style-name="P29"><text:span text:style-name="T29_1">Question</text:span><text:span text:style-name="T29_2"><text:s/>2</text:span></text:p>
          </table:table-cell>
        </table:table-row>
        <table:table-row table:style-name="Row7">
          <table:table-cell table:style-name="Cell7">
            <text:p text:style-name="P30"><text:span text:style-name="T30_1">Write</text:span><text:span text:style-name="T30_2"><text:s/></text:span><text:span text:style-name="T30_3">the</text:span><text:span text:style-name="T30_4"><text:s/></text:span><text:span text:style-name="T30_5">formula</text:span><text:span text:style-name="T30_6"><text:s/></text:span><text:span text:style-name="T30_7">to</text:span><text:span text:style-name="T30_8"><text:s/></text:span><text:span text:style-name="T30_9">map</text:span><text:span text:style-name="T30_10"><text:s/></text:span><text:span text:style-name="T30_11">a</text:span><text:span text:style-name="T30_12"><text:s/></text:span><text:span text:style-name="T30_13">List</text:span><text:span text:style-name="T30_14"><text:s/></text:span><text:span text:style-name="T30_15">Index</text:span><text:span text:style-name="T30_16"><text:s/></text:span><text:span text:style-name="T30_17">to</text:span><text:span text:style-name="T30_18"><text:s/></text:span><text:span text:style-name="T30_19">a</text:span><text:span text:style-name="T30_20"><text:s/>4<text:s/></text:span><text:span text:style-name="T30_21">x</text:span><text:span text:style-name="T30_22"><text:s/>4<text:s/></text:span><text:span text:style-name="T30_23">Matrix</text:span></text:p>
            <text:p text:style-name="P31"/>
            <text:p text:style-name="P32"><text:span text:style-name="T32_1">Use</text:span><text:span text:style-name="T32_2"><text:s/></text:span><text:span text:style-name="T32_3">R</text:span><text:span text:style-name="T32_4"><text:s/></text:span><text:span text:style-name="T32_5">to</text:span><text:span text:style-name="T32_6"><text:s/></text:span><text:span text:style-name="T32_7">indicate</text:span><text:span text:style-name="T32_8"><text:s/></text:span><text:span text:style-name="T32_9">the</text:span><text:span text:style-name="T32_10"><text:s/></text:span><text:span text:style-name="T32_11">Row</text:span><text:span text:style-name="T32_12"><text:s/></text:span><text:span text:style-name="T32_13">Number</text:span><text:span text:style-name="T32_14"><text:s/>(</text:span><text:span text:style-name="T32_15">starts</text:span><text:span text:style-name="T32_16"><text:s/></text:span><text:span text:style-name="T32_17">from</text:span><text:span text:style-name="T32_18"><text:s/>1)</text:span></text:p>
            <text:p text:style-name="P33"><text:span text:style-name="T33_1">Use</text:span><text:span text:style-name="T33_2"><text:s/></text:span><text:span text:style-name="T33_3">C</text:span><text:span text:style-name="T33_4"><text:s/></text:span><text:span text:style-name="T33_5">to</text:span><text:span text:style-name="T33_6"><text:s/></text:span><text:span text:style-name="T33_7">indicate</text:span><text:span text:style-name="T33_8"><text:s/></text:span><text:span text:style-name="T33_9">the</text:span><text:span text:style-name="T33_10"><text:s/></text:span><text:span text:style-name="T33_11">Col</text:span><text:span text:style-name="T33_12"><text:s/></text:span><text:span text:style-name="T33_13">Number</text:span><text:span text:style-name="T33_14"><text:s/>(</text:span><text:span text:style-name="T33_15">starts</text:span><text:span text:style-name="T33_16"><text:s/></text:span><text:span text:style-name="T33_17">from</text:span><text:span text:style-name="T33_18"><text:s/>1)</text:span></text:p>
            <text:p text:style-name="P34"><text:span text:style-name="T34_1">Use</text:span><text:span text:style-name="T34_2"><text:s/></text:span><text:span text:style-name="T34_3">I</text:span><text:span text:style-name="T34_4"><text:s/></text:span><text:span text:style-name="T34_5">to</text:span><text:span text:style-name="T34_6"><text:s/></text:span><text:span text:style-name="T34_7">indicate</text:span><text:span text:style-name="T34_8"><text:s/></text:span><text:span text:style-name="T34_9">the</text:span><text:span text:style-name="T34_10"><text:s/></text:span><text:span text:style-name="T34_11">List</text:span><text:span text:style-name="T34_12"><text:s/></text:span><text:span text:style-name="T34_13">Index</text:span><text:span text:style-name="T34_14"><text:s/>(</text:span><text:span text:style-name="T34_15">starts</text:span><text:span text:style-name="T34_16"><text:s/></text:span><text:span text:style-name="T34_17">from</text:span><text:span text:style-name="T34_18"><text:s/>1)</text:span></text:p>
            <text:p text:style-name="P35"/>
            <text:p text:style-name="P36"/>
            <text:p text:style-name="P37"><text:span text:style-name="T37_1">Write</text:span><text:span text:style-name="T37_2"><text:s/></text:span><text:span text:style-name="T37_3">your</text:span><text:span text:style-name="T37_4"><text:s/></text:span><text:span text:style-name="T37_5">answer</text:span><text:span text:style-name="T37_6"><text:s/></text:span><text:span text:style-name="T37_7">in</text:span><text:span text:style-name="T37_8"><text:s/></text:span><text:span text:style-name="T37_9">the</text:span><text:span text:style-name="T37_10"><text:s/></text:span><text:span text:style-name="T37_11">answer</text:span><text:span text:style-name="T37_12"><text:s/></text:span><text:span text:style-name="T37_13">box</text:span><text:span text:style-name="T37_14"><text:s/></text:span><text:span text:style-name="T37_15">below</text:span></text:p>
          </table:table-cell>
        </table:table-row>
        <table:table-row table:style-name="Row8">
          <table:table-cell table:style-name="Cell8">
            <text:p text:style-name="P38"><text:span text:style-name="T38_1">Answer</text:span></text:p>
          </table:table-cell>
        </table:table-row>
        <table:table-row table:style-name="Row9">
          <table:table-cell table:style-name="Cell9">
            <text:p text:style-name="P39"/>
            <text:p text:style-name="P40"/>
            <table:table table:style-name="Table4">
              <table:table-column table:style-name="Column4"/>
              <table:table-column table:style-name="Column5"/>
              <table:table-column table:style-name="Column6"/>
              <table:table-row table:style-name="Row10">
                <table:table-cell table:style-name="Cell10">
                  <text:p text:style-name="P41"/>
                </table:table-cell>
                <table:table-cell table:style-name="Cell11">
                  <text:p text:style-name="P42"/>
                </table:table-cell>
                <table:table-cell table:style-name="Cell12">
                  <text:p text:style-name="P43"/>
                </table:table-cell>
              </table:table-row>
              <table:table-row table:style-name="Row11">
                <table:table-cell table:style-name="Cell13">
                  <text:p text:style-name="P44"/>
                </table:table-cell>
                <table:table-cell table:style-name="Cell14">
                  <text:p text:style-name="P45"/>
                </table:table-cell>
                <table:table-cell table:style-name="Cell15">
                  <text:p text:style-name="P46"/>
                </table:table-cell>
              </table:table-row>
              <table:table-row table:style-name="Row12">
                <table:table-cell table:style-name="Cell16">
                  <text:p text:style-name="P47"/>
                </table:table-cell>
                <table:table-cell table:style-name="Cell17">
                  <text:p text:style-name="P48"/>
                </table:table-cell>
                <table:table-cell table:style-name="Cell18">
                  <text:p text:style-name="P49"/>
                </table:table-cell>
              </table:table-row>
            </table:table>
            <text:p text:style-name="P50"/>
            <text:p text:style-name="P51"/>
            <text:p text:style-name="P52"/>
            <text:p text:style-name="P53"/>
          </table:table-cell>
        </table:table-row>
      </table:table>
      <text:p text:style-name="P54"/>
      <text:p text:style-name="P55"/>
      <text:p text:style-name="P56"/>
      <text:p text:style-name="P57"/>
      <table:table table:style-name="Table5">
        <table:table-column table:style-name="Column7"/>
        <table:table-row table:style-name="Row13">
          <table:table-cell table:style-name="Cell19">
            <text:p text:style-name="P58"><text:span text:style-name="T58_1">Question</text:span><text:span text:style-name="T58_2"><text:s/>3</text:span></text:p>
          </table:table-cell>
        </table:table-row>
        <table:table-row table:style-name="Row14">
          <table:table-cell table:style-name="Cell20">
            <text:p text:style-name="P59"><text:span text:style-name="T59_1">Assume</text:span><text:span text:style-name="T59_2"><text:s/></text:span><text:span text:style-name="T59_3">that</text:span><text:span text:style-name="T59_4"><text:s/></text:span><text:span text:style-name="T59_5">we</text:span><text:span text:style-name="T59_6"><text:s/></text:span><text:span text:style-name="T59_7">want</text:span><text:span text:style-name="T59_8"><text:s/></text:span><text:span text:style-name="T59_9">to</text:span><text:span text:style-name="T59_10"><text:s/></text:span><text:span text:style-name="T59_11">represent</text:span><text:span text:style-name="T59_12"><text:s/></text:span><text:span text:style-name="T59_13">in</text:span><text:span text:style-name="T59_14"><text:s/></text:span><text:span text:style-name="T59_15">column</text:span><text:span text:style-name="T59_16"><text:s/></text:span><text:span text:style-name="T59_17">order</text:span><text:span text:style-name="T59_18">.<text:s/></text:span></text:p>
            <text:p text:style-name="P60"/>
            <text:p text:style-name="P61"><text:span text:style-name="T61_1">For</text:span><text:span text:style-name="T61_2"><text:s/></text:span><text:span text:style-name="T61_3">a</text:span><text:span text:style-name="T61_4"><text:s/>3<text:s/></text:span><text:span text:style-name="T61_5">x</text:span><text:span text:style-name="T61_6"><text:s/>3<text:s/></text:span><text:span text:style-name="T61_7">Matrix</text:span><text:span text:style-name="T61_8"><text:s/></text:span><text:span text:style-name="T61_9">in</text:span><text:span text:style-name="T61_10"><text:s/></text:span><text:span text:style-name="T61_11">Column</text:span><text:span text:style-name="T61_12"><text:s/></text:span><text:span text:style-name="T61_13">Order</text:span></text:p>
            <text:p text:style-name="P62"/>
            <text:p text:style-name="P63"><text:span text:style-name="T63_1">List</text:span><text:span text:style-name="T63_2"><text:s/></text:span><text:span text:style-name="T63_3">Index</text:span><text:span text:style-name="T63_4"><text:s/>1<text:s/></text:span><text:span text:style-name="T63_5">will</text:span><text:span text:style-name="T63_6"><text:s/></text:span><text:span text:style-name="T63_7">store</text:span><text:span text:style-name="T63_8"><text:s/></text:span><text:span text:style-name="T63_9">Row</text:span><text:span text:style-name="T63_10"><text:s/>1,<text:s/></text:span><text:span text:style-name="T63_11">Column</text:span><text:span text:style-name="T63_12"><text:s/>1</text:span></text:p>
            <text:p text:style-name="P64"><text:span text:style-name="T64_1">List</text:span><text:span text:style-name="T64_2"><text:s/></text:span><text:span text:style-name="T64_3">Index</text:span><text:span text:style-name="T64_4"><text:s/>2<text:s/></text:span><text:span text:style-name="T64_5">will</text:span><text:span text:style-name="T64_6"><text:s/></text:span><text:span text:style-name="T64_7">store</text:span><text:span text:style-name="T64_8"><text:s/></text:span><text:span text:style-name="T64_9">Row</text:span><text:span text:style-name="T64_10"><text:s/>2,<text:s/></text:span><text:span text:style-name="T64_11">Column</text:span><text:span text:style-name="T64_12"><text:s/>1</text:span></text:p>
            <text:p text:style-name="P65"><text:span text:style-name="T65_1">List</text:span><text:span text:style-name="T65_2"><text:s/></text:span><text:span text:style-name="T65_3">Index</text:span><text:span text:style-name="T65_4"><text:s/>3<text:s/></text:span><text:span text:style-name="T65_5">will</text:span><text:span text:style-name="T65_6"><text:s/></text:span><text:span text:style-name="T65_7">store</text:span><text:span text:style-name="T65_8"><text:s/></text:span><text:span text:style-name="T65_9">Row</text:span><text:span text:style-name="T65_10"><text:s/>2,<text:s/></text:span><text:span text:style-name="T65_11">Column</text:span><text:span text:style-name="T65_12"><text:s/>3</text:span></text:p>
            <text:p text:style-name="P66"/>
            <text:p text:style-name="P67"/>
            <table:table table:style-name="Table6">
              <table:table-column table:style-name="Column8"/>
              <table:table-column table:style-name="Column9"/>
              <table:table-column table:style-name="Column10"/>
              <table:table-row table:style-name="Row15">
                <table:table-cell table:style-name="Cell21">
                  <text:p text:style-name="P68"><text:span text:style-name="T68_1">5</text:span></text:p>
                </table:table-cell>
                <table:table-cell table:style-name="Cell22">
                  <text:p text:style-name="P69"><text:span text:style-name="T69_1">7</text:span></text:p>
                </table:table-cell>
                <table:table-cell table:style-name="Cell23">
                  <text:p text:style-name="P70"><text:span text:style-name="T70_1">8</text:span></text:p>
                </table:table-cell>
              </table:table-row>
              <table:table-row table:style-name="Row16">
                <table:table-cell table:style-name="Cell24">
                  <text:p text:style-name="P71"><text:span text:style-name="T71_1">2</text:span></text:p>
                </table:table-cell>
                <table:table-cell table:style-name="Cell25">
                  <text:p text:style-name="P72"><text:span text:style-name="T72_1">3</text:span></text:p>
                </table:table-cell>
                <table:table-cell table:style-name="Cell26">
                  <text:p text:style-name="P73"><text:span text:style-name="T73_1">1</text:span></text:p>
                </table:table-cell>
              </table:table-row>
              <table:table-row table:style-name="Row17">
                <table:table-cell table:style-name="Cell27">
                  <text:p text:style-name="P74"><text:span text:style-name="T74_1">9</text:span></text:p>
                </table:table-cell>
                <table:table-cell table:style-name="Cell28">
                  <text:p text:style-name="P75"><text:span text:style-name="T75_1">4</text:span></text:p>
                </table:table-cell>
                <table:table-cell table:style-name="Cell29">
                  <text:p text:style-name="P76"><text:span text:style-name="T76_1">6</text:span></text:p>
                </table:table-cell>
              </table:table-row>
            </table:table>
            <text:p text:style-name="P77"/>
            <text:p text:style-name="P78"><text:span text:style-name="T78_1">What</text:span><text:span text:style-name="T78_2"><text:s/></text:span><text:span text:style-name="T78_3">number</text:span><text:span text:style-name="T78_4"><text:s/></text:span><text:span text:style-name="T78_5">will</text:span><text:span text:style-name="T78_6"><text:s/></text:span><text:span text:style-name="T78_7">be</text:span><text:span text:style-name="T78_8"><text:s/></text:span><text:span text:style-name="T78_9">stored</text:span><text:span text:style-name="T78_10"><text:s/></text:span><text:span text:style-name="T78_11">at</text:span><text:span text:style-name="T78_12"><text:s/></text:span><text:span text:style-name="T78_13">List</text:span><text:span text:style-name="T78_14"><text:s/></text:span><text:span text:style-name="T78_15">Index</text:span><text:span text:style-name="T78_16"><text:s/>7</text:span></text:p>
            <text:p text:style-name="P79"/>
            <text:p text:style-name="P80"><text:span text:style-name="T80_1">Type</text:span><text:span text:style-name="T80_2"><text:s/></text:span><text:span text:style-name="T80_3">in</text:span><text:span text:style-name="T80_4"><text:s/></text:span><text:span text:style-name="T80_5">the</text:span><text:span text:style-name="T80_6"><text:s/></text:span><text:span text:style-name="T80_7">answer</text:span><text:span text:style-name="T80_8"><text:s/></text:span><text:span text:style-name="T80_9">in</text:span><text:span text:style-name="T80_10"><text:s/></text:span><text:span text:style-name="T80_11">the</text:span><text:span text:style-name="T80_12"><text:s/></text:span><text:span text:style-name="T80_13">Answer</text:span><text:span text:style-name="T80_14"><text:s/></text:span><text:span text:style-name="T80_15">Box</text:span><text:span text:style-name="T80_16"><text:s/></text:span><text:span text:style-name="T80_17">below</text:span><text:span text:style-name="T80_18">.</text:span></text:p>
          </table:table-cell>
        </table:table-row>
        <table:table-row table:style-name="Row18">
          <table:table-cell table:style-name="Cell30">
            <text:p text:style-name="P81"><text:span text:style-name="T81_1">Answer</text:span></text:p>
          </table:table-cell>
        </table:table-row>
        <table:table-row table:style-name="Row19">
          <table:table-cell table:style-name="Cell31">
            <text:p text:style-name="P82"/>
          </table:table-cell>
        </table:table-row>
      </table:table>
      <text:p text:style-name="P83"/>
      <text:p text:style-name="P84"/>
      <text:p text:style-name="P85"/>
      <text:p text:style-name="P86"/>
      <table:table table:style-name="Table7">
        <table:table-column table:style-name="Column11"/>
        <table:table-row table:style-name="Row20">
          <table:table-cell table:style-name="Cell32">
            <text:p text:style-name="P87"><text:span text:style-name="T87_1">Question</text:span><text:span text:style-name="T87_2"><text:s/>4</text:span></text:p>
          </table:table-cell>
        </table:table-row>
        <table:table-row table:style-name="Row21">
          <table:table-cell table:style-name="Cell33">
            <text:p text:style-name="P88"><text:span text:style-name="T88_1">Assume</text:span><text:span text:style-name="T88_2"><text:s/></text:span><text:span text:style-name="T88_3">that</text:span><text:span text:style-name="T88_4"><text:s/></text:span><text:span text:style-name="T88_5">we</text:span><text:span text:style-name="T88_6"><text:s/></text:span><text:span text:style-name="T88_7">want</text:span><text:span text:style-name="T88_8"><text:s/></text:span><text:span text:style-name="T88_9">to</text:span><text:span text:style-name="T88_10"><text:s/></text:span><text:span text:style-name="T88_11">represent</text:span><text:span text:style-name="T88_12"><text:s/></text:span><text:span text:style-name="T88_13">in</text:span><text:span text:style-name="T88_14"><text:s/></text:span><text:span text:style-name="T88_15">column</text:span><text:span text:style-name="T88_16"><text:s/></text:span><text:span text:style-name="T88_17">order</text:span><text:span text:style-name="T88_18">.<text:s/></text:span></text:p>
            <text:p text:style-name="P89"/>
            <text:p text:style-name="P90"><text:span text:style-name="T90_1">For</text:span><text:span text:style-name="T90_2"><text:s/></text:span><text:span text:style-name="T90_3">a</text:span><text:span text:style-name="T90_4"><text:s/>3<text:s/></text:span><text:span text:style-name="T90_5">x</text:span><text:span text:style-name="T90_6"><text:s/>3<text:s/></text:span><text:span text:style-name="T90_7">Matrix</text:span><text:span text:style-name="T90_8"><text:s/></text:span><text:span text:style-name="T90_9">in</text:span><text:span text:style-name="T90_10"><text:s/></text:span><text:span text:style-name="T90_11">Column</text:span><text:span text:style-name="T90_12"><text:s/></text:span><text:span text:style-name="T90_13">Order</text:span></text:p>
            <text:p text:style-name="P91"/>
            <text:p text:style-name="P92"><text:span text:style-name="T92_1">In</text:span><text:span text:style-name="T92_2"><text:s/></text:span><text:span text:style-name="T92_3">column</text:span><text:span text:style-name="T92_4"><text:s/></text:span><text:span text:style-name="T92_5">order</text:span><text:span text:style-name="T92_6"><text:s/></text:span></text:p>
            <text:p text:style-name="P93"/>
            <text:p text:style-name="P94"><text:span text:style-name="T94_1">List</text:span><text:span text:style-name="T94_2"><text:s/></text:span><text:span text:style-name="T94_3">Index</text:span><text:span text:style-name="T94_4"><text:s/>1<text:s/></text:span><text:span text:style-name="T94_5">will</text:span><text:span text:style-name="T94_6"><text:s/></text:span><text:span text:style-name="T94_7">store</text:span><text:span text:style-name="T94_8"><text:s/></text:span><text:span text:style-name="T94_9">Row</text:span><text:span text:style-name="T94_10"><text:s/>1,<text:s/></text:span><text:span text:style-name="T94_11">Column</text:span><text:span text:style-name="T94_12"><text:s/>1</text:span></text:p>
            <text:p text:style-name="P95"><text:span text:style-name="T95_1">List</text:span><text:span text:style-name="T95_2"><text:s/></text:span><text:span text:style-name="T95_3">Index</text:span><text:span text:style-name="T95_4"><text:s/>2<text:s/></text:span><text:span text:style-name="T95_5">will</text:span><text:span text:style-name="T95_6"><text:s/></text:span><text:span text:style-name="T95_7">store</text:span><text:span text:style-name="T95_8"><text:s/></text:span><text:span text:style-name="T95_9">Row</text:span><text:span text:style-name="T95_10"><text:s/>2,<text:s/></text:span><text:span text:style-name="T95_11">Column</text:span><text:span text:style-name="T95_12"><text:s/>1</text:span></text:p>
            <text:p text:style-name="P96"><text:span text:style-name="T96_1">List</text:span><text:span text:style-name="T96_2"><text:s/></text:span><text:span text:style-name="T96_3">Index</text:span><text:span text:style-name="T96_4"><text:s/>3<text:s/></text:span><text:span text:style-name="T96_5">will</text:span><text:span text:style-name="T96_6"><text:s/></text:span><text:span text:style-name="T96_7">store</text:span><text:span text:style-name="T96_8"><text:s/></text:span><text:span text:style-name="T96_9">Row</text:span><text:span text:style-name="T96_10"><text:s/>2,<text:s/></text:span><text:span text:style-name="T96_11">Column</text:span><text:span text:style-name="T96_12"><text:s/>3</text:span></text:p>
            <text:p text:style-name="P97"/>
            <text:p text:style-name="P98"/>
            <text:p text:style-name="P99"/>
            <table:table table:style-name="Table8">
              <table:table-column table:style-name="Column12"/>
              <table:table-column table:style-name="Column13"/>
              <table:table-column table:style-name="Column14"/>
              <table:table-column table:style-name="Column15"/>
              <table:table-column table:style-name="Column16"/>
              <table:table-column table:style-name="Column17"/>
              <table:table-column table:style-name="Column18"/>
              <table:table-column table:style-name="Column19"/>
              <table:table-column table:style-name="Column20"/>
              <table:table-row table:style-name="Row22">
                <table:table-cell table:style-name="Cell34">
                  <text:p text:style-name="P100"><text:span text:style-name="T100_1">5</text:span></text:p>
                </table:table-cell>
                <table:table-cell table:style-name="Cell35">
                  <text:p text:style-name="P101"><text:span text:style-name="T101_1">2</text:span></text:p>
                </table:table-cell>
                <table:table-cell table:style-name="Cell36">
                  <text:p text:style-name="P102"><text:span text:style-name="T102_1">9</text:span></text:p>
                </table:table-cell>
                <table:table-cell table:style-name="Cell37">
                  <text:p text:style-name="P103"><text:span text:style-name="T103_1">7</text:span></text:p>
                </table:table-cell>
                <table:table-cell table:style-name="Cell38">
                  <text:p text:style-name="P104"><text:span text:style-name="T104_1">3</text:span></text:p>
                </table:table-cell>
                <table:table-cell table:style-name="Cell39">
                  <text:p text:style-name="P105"><text:span text:style-name="T105_1">4</text:span></text:p>
                </table:table-cell>
                <table:table-cell table:style-name="Cell40">
                  <text:p text:style-name="P106"><text:span text:style-name="T106_1">8</text:span></text:p>
                </table:table-cell>
                <table:table-cell table:style-name="Cell41">
                  <text:p text:style-name="P107"><text:span text:style-name="T107_1">1</text:span></text:p>
                </table:table-cell>
                <table:table-cell table:style-name="Cell42">
                  <text:p text:style-name="P108"><text:span text:style-name="T108_1">6</text:span></text:p>
                </table:table-cell>
              </table:table-row>
            </table:table>
            <text:p text:style-name="P109"/>
            <text:p text:style-name="P110"><text:span text:style-name="T110_1">What</text:span><text:span text:style-name="T110_2"><text:s/></text:span><text:span text:style-name="T110_3">number</text:span><text:span text:style-name="T110_4"><text:s/></text:span><text:span text:style-name="T110_5">will</text:span><text:span text:style-name="T110_6"><text:s/></text:span><text:span text:style-name="T110_7">be</text:span><text:span text:style-name="T110_8"><text:s/></text:span><text:span text:style-name="T110_9">stored</text:span><text:span text:style-name="T110_10"><text:s/></text:span><text:span text:style-name="T110_11">at</text:span><text:span text:style-name="T110_12"><text:s/></text:span><text:span text:style-name="T110_13">Row</text:span><text:span text:style-name="T110_14"><text:s/>3,<text:s/></text:span><text:span text:style-name="T110_15">Column</text:span><text:span text:style-name="T110_16"><text:s/>2<text:line-break/><text:line-break/></text:span><text:span text:style-name="T110_17">Type</text:span><text:span text:style-name="T110_18"><text:s/></text:span><text:span text:style-name="T110_19">in</text:span><text:span text:style-name="T110_20"><text:s/></text:span><text:span text:style-name="T110_21">the</text:span><text:span text:style-name="T110_22"><text:s/></text:span><text:span text:style-name="T110_23">answer</text:span><text:span text:style-name="T110_24"><text:s/></text:span><text:span text:style-name="T110_25">in</text:span><text:span text:style-name="T110_26"><text:s/></text:span><text:span text:style-name="T110_27">the</text:span><text:span text:style-name="T110_28"><text:s/></text:span><text:span text:style-name="T110_29">Answer</text:span><text:span text:style-name="T110_30"><text:s/></text:span><text:span text:style-name="T110_31">Box</text:span><text:span text:style-name="T110_32"><text:s/></text:span><text:span text:style-name="T110_33">below</text:span><text:span text:style-name="T110_34">.</text:span></text:p>
          </table:table-cell>
        </table:table-row>
        <table:table-row table:style-name="Row23">
          <table:table-cell table:style-name="Cell43">
            <text:p text:style-name="P111"><text:span text:style-name="T111_1">Answer</text:span></text:p>
          </table:table-cell>
        </table:table-row>
        <table:table-row table:style-name="Row24">
          <table:table-cell table:style-name="Cell44">
            <text:p text:style-name="P112"/>
          </table:table-cell>
        </table:table-row>
      </table:table>
      <text:p text:style-name="P113"/>
      <text:p text:style-name="P114"/>
      <text:p text:style-name="P115"/>
      <text:p text:style-name="P116"/>
      <text:p text:style-name="P117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Verdana" svg:font-family="Verdan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00%" fo:margin-top="0.423cm" fo:margin-bottom="0.212cm" fo:keep-with-next="always" style:writing-mode="lr-tb"/>
      <style:text-properties style:font-name="Verdana" fo:font-size="18pt" style:font-name-asian="Verdana" style:font-size-asian="18pt" style:font-name-complex="Verdana" style:font-size-complex="18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00%" fo:margin-top="0.353cm" fo:margin-bottom="0.212cm" fo:keep-with-next="always" style:writing-mode="lr-tb"/>
      <style:text-properties style:font-name="Verdana" fo:font-size="16pt" style:font-name-asian="Verdana" style:font-size-asian="16pt" style:font-name-complex="Verdana" style:font-size-complex="16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00%" fo:margin-top="0.247cm" fo:margin-bottom="0.212cm" fo:keep-with-next="always" style:writing-mode="lr-tb"/>
      <style:text-properties fo:color="#808080" style:font-name="Verdana" fo:font-size="14pt" style:font-name-asian="Verdana" style:font-size-asian="14pt" style:font-name-complex="Verdana" style:font-size-complex="14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00%" fo:margin-top="0.423cm" fo:margin-bottom="0.106cm" fo:keep-with-next="always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00%" fo:margin-top="0.423cm" fo:margin-bottom="0.106cm" style:writing-mode="lr-tb"/>
      <style:text-properties fo:font-style="italic" style:font-style-asian="italic" style:font-style-complex="italic" fo:font-size="13pt" style:font-size-asian="13pt" style:font-size-complex="13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00%" fo:margin-top="0.423cm" fo:margin-bottom="0.106cm" style:writing-mode="lr-tb"/>
      <style:text-properties fo:font-size="11pt" style:font-size-asian="11pt" style:font-size-complex="11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text-align="center" fo:break-before="auto" fo:line-height="100%" fo:margin-top="0.423cm" fo:margin-bottom="0.212cm" fo:keep-with-next="always" style:writing-mode="lr-tb"/>
      <style:text-properties style:font-name="Verdana" fo:font-size="28pt" style:font-name-asian="Verdana" style:font-size-asian="28pt" style:font-name-complex="Verdana" style:font-size-complex="28pt" fo:font-weight="bold" style:font-weight-asian="bold" style:font-weight-complex="bold"/>
    </style:style>
    <style:style style:name="Subtitle" style:family="paragraph" style:parent-style-name="Standard">
      <style:paragraph-properties fo:text-align="center" fo:break-before="auto" fo:line-height="100%" fo:margin-top="0.106cm" fo:margin-bottom="0.212cm" fo:keep-with-next="always" style:writing-mode="lr-tb"/>
      <style:text-properties style:font-name="Verdana" fo:font-size="18pt" style:font-name-asian="Verdana" style:font-size-asian="18pt" style:font-name-complex="Verdana" style:font-size-complex="18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cm" fo:padding-bottom="0cm" fo:margin-bottom="1.249cm" fo:padding-left="0cm" fo:margin-left="2cm" fo:padding-right="0cm" fo:margin-right="2cm"/>
      <style:footer-style>
        <style:header-footer-properties fo:min-height="0.751cm" fo:margin-top="0.751cm" style:dynamic-spacing="true"/>
      </style:footer-style>
    </style:page-layout>
    <style:style style:name="P1" style:family="paragraph" style:parent-style-name="Standard" style:master-page-name="Standard">
      <style:paragraph-properties fo:break-before="auto" fo:line-height="100%" style:writing-mode="lr-tb"/>
    </style:style>
    <style:style style:name="T1_1" style:family="text"/>
    <style:style style:name="T1_2" style:family="text">
      <style:text-properties style:font-name="Arial" fo:font-size="11pt" style:font-name-asian="Arial" style:font-size-asian="11pt" style:font-name-complex="Arial" style:font-size-complex="11pt"/>
    </style:style>
    <style:style style:name="T1_3" style:family="text">
      <style:text-properties style:font-name="Arial" fo:font-size="11pt" style:font-name-asian="Arial" style:font-size-asian="11pt" style:font-name-complex="Arial" style:font-size-complex="11pt"/>
    </style:style>
    <style:style style:name="T1_4" style:family="text">
      <style:text-properties style:font-name="Arial" fo:font-size="11pt" style:font-name-asian="Arial" style:font-size-asian="11pt" style:font-name-complex="Arial" style:font-size-complex="11pt"/>
    </style:style>
    <style:style style:name="T1_5" style:family="text">
      <style:text-properties style:font-name="Arial" fo:font-size="11pt" style:font-name-asian="Arial" style:font-size-asian="11pt" style:font-name-complex="Arial" style:font-size-complex="11pt"/>
    </style:style>
    <style:style style:name="T1_6" style:family="text">
      <style:text-properties style:font-name="Arial" fo:font-size="11pt" style:font-name-asian="Arial" style:font-size-asian="11pt" style:font-name-complex="Arial" style:font-size-complex="11pt"/>
    </style:style>
  </office:automatic-styles>
  <office:master-styles>
    <style:master-page style:name="Standard" style:page-layout-name="pm1">
      <style:footer>
        <text:p text:style-name="P1"><text:span text:style-name="T1_1"><text:tab/><text:tab/><text:tab/><text:tab/><text:tab/><text:tab/><text:tab/><text:tab/><text:tab/></text:span><text:span text:style-name="T1_2">©<text:s/></text:span><text:span text:style-name="T1_3">Tinker</text:span><text:span text:style-name="T1_4"><text:s/></text:span><text:span text:style-name="T1_5">Academy</text:span><text:span text:style-name="T1_6"><text:s/>2014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